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P3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<text:s/>-*-<text:s/></text:span><text:span text:style-name="T1_2">coding</text:span><text:span text:style-name="T1_3">:<text:s/></text:span><text:span text:style-name="T1_4">cp</text:span><text:span text:style-name="T1_5">1252<text:s/>-*-</text:span></text:p>
      <text:p text:style-name="P2"><text:span text:style-name="T2_1">"""</text:span></text:p>
      <text:p text:style-name="P3"><text:span text:style-name="T3_1">Page</text:span><text:span text:style-name="T3_2"><text:s/></text:span><text:span text:style-name="T3_3">Scraper</text:span><text:span text:style-name="T3_4"><text:s/>-<text:s/></text:span><text:span text:style-name="T3_5">Create</text:span><text:span text:style-name="T3_6"><text:s/></text:span><text:span text:style-name="T3_7">an</text:span><text:span text:style-name="T3_8"><text:s/></text:span><text:span text:style-name="T3_9">application</text:span><text:span text:style-name="T3_10"><text:s/></text:span><text:span text:style-name="T3_11">which</text:span><text:span text:style-name="T3_12"><text:s/></text:span><text:span text:style-name="T3_13">connects</text:span><text:span text:style-name="T3_14"><text:s/></text:span><text:span text:style-name="T3_15">to</text:span><text:span text:style-name="T3_16"><text:s/></text:span><text:span text:style-name="T3_17">a</text:span></text:p>
      <text:p text:style-name="P4"><text:span text:style-name="T4_1">site</text:span><text:span text:style-name="T4_2"><text:s/></text:span><text:span text:style-name="T4_3">and</text:span><text:span text:style-name="T4_4"><text:s/></text:span><text:span text:style-name="T4_5">pulls</text:span><text:span text:style-name="T4_6"><text:s/></text:span><text:span text:style-name="T4_7">out</text:span><text:span text:style-name="T4_8"><text:s/></text:span><text:span text:style-name="T4_9">all</text:span><text:span text:style-name="T4_10"><text:s/></text:span><text:span text:style-name="T4_11">links</text:span><text:span text:style-name="T4_12">,<text:s/></text:span><text:span text:style-name="T4_13">or</text:span><text:span text:style-name="T4_14"><text:s/></text:span><text:span text:style-name="T4_15">images</text:span><text:span text:style-name="T4_16">,<text:s/></text:span><text:span text:style-name="T4_17">and</text:span><text:span text:style-name="T4_18"><text:s/></text:span><text:span text:style-name="T4_19">saves</text:span><text:span text:style-name="T4_20"><text:s/></text:span><text:span text:style-name="T4_21">them</text:span><text:span text:style-name="T4_22"><text:s/></text:span><text:span text:style-name="T4_23">to</text:span></text:p>
      <text:p text:style-name="P5"><text:span text:style-name="T5_1">a</text:span><text:span text:style-name="T5_2"><text:s/></text:span><text:span text:style-name="T5_3">list</text:span><text:span text:style-name="T5_4">.<text:s/></text:span><text:span text:style-name="T5_5">Optional</text:span><text:span text:style-name="T5_6">:<text:s/></text:span><text:span text:style-name="T5_7">Organize</text:span><text:span text:style-name="T5_8"><text:s/></text:span><text:span text:style-name="T5_9">the</text:span><text:span text:style-name="T5_10"><text:s/></text:span><text:span text:style-name="T5_11">indexed</text:span><text:span text:style-name="T5_12"><text:s/></text:span><text:span text:style-name="T5_13">content</text:span><text:span text:style-name="T5_14"><text:s/></text:span><text:span text:style-name="T5_15">and</text:span><text:span text:style-name="T5_16"><text:s/></text:span><text:span text:style-name="T5_17">don</text:span><text:span text:style-name="T5_18">’</text:span><text:span text:style-name="T5_19">t</text:span></text:p>
      <text:p text:style-name="P6"><text:span text:style-name="T6_1">allow</text:span><text:span text:style-name="T6_2"><text:s/></text:span><text:span text:style-name="T6_3">duplicates</text:span><text:span text:style-name="T6_4">.<text:s/></text:span><text:span text:style-name="T6_5">Have</text:span><text:span text:style-name="T6_6"><text:s/></text:span><text:span text:style-name="T6_7">it</text:span><text:span text:style-name="T6_8"><text:s/></text:span><text:span text:style-name="T6_9">put</text:span><text:span text:style-name="T6_10"><text:s/></text:span><text:span text:style-name="T6_11">the</text:span><text:span text:style-name="T6_12"><text:s/></text:span><text:span text:style-name="T6_13">results</text:span><text:span text:style-name="T6_14"><text:s/></text:span><text:span text:style-name="T6_15">into</text:span><text:span text:style-name="T6_16"><text:s/></text:span><text:span text:style-name="T6_17">an</text:span><text:span text:style-name="T6_18"><text:s/></text:span><text:span text:style-name="T6_19">easily</text:span></text:p>
      <text:p text:style-name="P7"><text:span text:style-name="T7_1">searchable</text:span><text:span text:style-name="T7_2"><text:s/></text:span><text:span text:style-name="T7_3">index</text:span><text:span text:style-name="T7_4"><text:s/></text:span><text:span text:style-name="T7_5">file</text:span><text:span text:style-name="T7_6">.</text:span></text:p>
      <text:p text:style-name="P8"><text:span text:style-name="T8_1">"""</text:span></text:p>
      <text:p text:style-name="P9"/>
      <text:p text:style-name="P10"><text:span text:style-name="T10_1">import</text:span><text:span text:style-name="T10_2"><text:s/></text:span><text:span text:style-name="T10_3">urllib</text:span><text:span text:style-name="T10_4">2</text:span></text:p>
      <text:p text:style-name="P11"><text:span text:style-name="T11_1">from</text:span><text:span text:style-name="T11_2"><text:s/></text:span><text:span text:style-name="T11_3">bs</text:span><text:span text:style-name="T11_4">4<text:s/></text:span><text:span text:style-name="T11_5">import</text:span><text:span text:style-name="T11_6"><text:s/></text:span><text:span text:style-name="T11_7">BeautifulSoup</text:span></text:p>
      <text:p text:style-name="P12"/>
      <text:p text:style-name="P13"/>
      <text:p text:style-name="P14"><text:span text:style-name="T14_1">def</text:span><text:span text:style-name="T14_2"><text:s/></text:span><text:span text:style-name="T14_3">print</text:span><text:span text:style-name="T14_4">_</text:span><text:span text:style-name="T14_5">list</text:span><text:span text:style-name="T14_6">(</text:span><text:span text:style-name="T14_7">stuff</text:span><text:span text:style-name="T14_8">):</text:span></text:p>
      <text:p text:style-name="P15"><text:span text:style-name="T15_1"><text:s text:c="4"/></text:span><text:span text:style-name="T15_2">print</text:span><text:span text:style-name="T15_3"><text:s/>'\</text:span><text:span text:style-name="T15_4">n</text:span><text:span text:style-name="T15_5">'.</text:span><text:span text:style-name="T15_6">join</text:span><text:span text:style-name="T15_7">(</text:span><text:span text:style-name="T15_8">stuff</text:span><text:span text:style-name="T15_9">)</text:span></text:p>
      <text:p text:style-name="P16"><text:span text:style-name="T16_1"><text:s text:c="4"/></text:span><text:span text:style-name="T16_2">print</text:span><text:span text:style-name="T16_3"><text:s/>'\</text:span><text:span text:style-name="T16_4">n</text:span><text:span text:style-name="T16_5">====================\</text:span><text:span text:style-name="T16_6">n</text:span><text:span text:style-name="T16_7">'</text:span></text:p>
      <text:p text:style-name="P17"/>
      <text:p text:style-name="P18"><text:span text:style-name="T18_1">if</text:span><text:span text:style-name="T18_2"><text:s/>__</text:span><text:span text:style-name="T18_3">name</text:span><text:span text:style-name="T18_4">__<text:s/>==<text:s/>'__</text:span><text:span text:style-name="T18_5">main</text:span><text:span text:style-name="T18_6">__':</text:span></text:p>
      <text:p text:style-name="P19"><text:span text:style-name="T19_1"><text:s text:c="4"/></text:span></text:p>
      <text:p text:style-name="P20"><text:span text:style-name="T20_1"><text:s text:c="4"/></text:span><text:span text:style-name="T20_2">url</text:span><text:span text:style-name="T20_3"><text:s/>=<text:s/></text:span><text:span text:style-name="T20_4">raw</text:span><text:span text:style-name="T20_5">_</text:span><text:span text:style-name="T20_6">input</text:span><text:span text:style-name="T20_7">('</text:span><text:span text:style-name="T20_8">Enter</text:span><text:span text:style-name="T20_9"><text:s/></text:span><text:span text:style-name="T20_10">a</text:span><text:span text:style-name="T20_11"><text:s/></text:span><text:span text:style-name="T20_12">URL</text:span><text:span text:style-name="T20_13">:<text:s/>')</text:span></text:p>
      <text:p text:style-name="P21"/>
      <text:p text:style-name="P22"><text:span text:style-name="T22_1"><text:s text:c="4"/></text:span><text:span text:style-name="T22_2">choice</text:span><text:span text:style-name="T22_3"><text:s/>=<text:s/></text:span><text:span text:style-name="T22_4">input</text:span><text:span text:style-name="T22_5">('</text:span><text:span text:style-name="T22_6">What</text:span><text:span text:style-name="T22_7"><text:s/></text:span><text:span text:style-name="T22_8">to</text:span><text:span text:style-name="T22_9"><text:s/></text:span><text:span text:style-name="T22_10">scrape</text:span><text:span text:style-name="T22_11">?\</text:span><text:span text:style-name="T22_12">n</text:span><text:span text:style-name="T22_13">1.<text:s/></text:span><text:span text:style-name="T22_14">Links</text:span><text:span text:style-name="T22_15">\</text:span><text:span text:style-name="T22_16">n</text:span><text:span text:style-name="T22_17">2.<text:s/></text:span><text:span text:style-name="T22_18">Images</text:span><text:span text:style-name="T22_19">\</text:span><text:span text:style-name="T22_20">n</text:span><text:span text:style-name="T22_21">3.<text:s/></text:span><text:span text:style-name="T22_22">Both</text:span><text:span text:style-name="T22_23">\</text:span><text:span text:style-name="T22_24">n</text:span><text:span text:style-name="T22_25">')</text:span></text:p>
      <text:p text:style-name="P23"><text:span text:style-name="T23_1"><text:s text:c="4"/></text:span></text:p>
      <text:p text:style-name="P24"><text:span text:style-name="T24_1"><text:s text:c="4"/></text:span><text:span text:style-name="T24_2">soup</text:span><text:span text:style-name="T24_3"><text:s/>=<text:s/></text:span><text:span text:style-name="T24_4">BeautifulSoup</text:span><text:span text:style-name="T24_5">(</text:span><text:span text:style-name="T24_6">urllib</text:span><text:span text:style-name="T24_7">2.</text:span><text:span text:style-name="T24_8">urlopen</text:span><text:span text:style-name="T24_9">(</text:span><text:span text:style-name="T24_10">url</text:span><text:span text:style-name="T24_11">).</text:span><text:span text:style-name="T24_12">read</text:span><text:span text:style-name="T24_13">())</text:span></text:p>
      <text:p text:style-name="P25"/>
      <text:p text:style-name="P26"><text:span text:style-name="T26_1"><text:s text:c="4"/></text:span><text:span text:style-name="T26_2">if</text:span><text:span text:style-name="T26_3"><text:s/></text:span><text:span text:style-name="T26_4">choice</text:span><text:span text:style-name="T26_5"><text:s/>==<text:s/>1<text:s/></text:span><text:span text:style-name="T26_6">or</text:span><text:span text:style-name="T26_7"><text:s/></text:span><text:span text:style-name="T26_8">choice</text:span><text:span text:style-name="T26_9"><text:s/>==<text:s/>3:</text:span></text:p>
      <text:p text:style-name="P27"><text:span text:style-name="T27_1"><text:s text:c="8"/></text:span><text:span text:style-name="T27_2">urls</text:span><text:span text:style-name="T27_3"><text:s/>=<text:s/>[</text:span><text:span text:style-name="T27_4">link</text:span><text:span text:style-name="T27_5">.</text:span><text:span text:style-name="T27_6">get</text:span><text:span text:style-name="T27_7">('</text:span><text:span text:style-name="T27_8">href</text:span><text:span text:style-name="T27_9">')<text:s/></text:span><text:span text:style-name="T27_10">for</text:span><text:span text:style-name="T27_11"><text:s/></text:span><text:span text:style-name="T27_12">link</text:span><text:span text:style-name="T27_13"><text:s/></text:span><text:span text:style-name="T27_14">in</text:span><text:span text:style-name="T27_15"><text:s/></text:span><text:span text:style-name="T27_16">soup</text:span><text:span text:style-name="T27_17">.</text:span><text:span text:style-name="T27_18">findAll</text:span><text:span text:style-name="T27_19">('</text:span><text:span text:style-name="T27_20">a</text:span><text:span text:style-name="T27_21">')]</text:span></text:p>
      <text:p text:style-name="P28"><text:span text:style-name="T28_1"><text:s text:c="8"/></text:span><text:span text:style-name="T28_2">print</text:span><text:span text:style-name="T28_3"><text:s/>'</text:span><text:span text:style-name="T28_4">URLs</text:span><text:span text:style-name="T28_5">:'</text:span></text:p>
      <text:p text:style-name="P29"><text:span text:style-name="T29_1"><text:s text:c="8"/></text:span><text:span text:style-name="T29_2">print</text:span><text:span text:style-name="T29_3">_</text:span><text:span text:style-name="T29_4">list</text:span><text:span text:style-name="T29_5">(</text:span><text:span text:style-name="T29_6">urls</text:span><text:span text:style-name="T29_7">)</text:span></text:p>
      <text:p text:style-name="P30"><text:span text:style-name="T30_1"><text:s text:c="4"/></text:span><text:span text:style-name="T30_2">if</text:span><text:span text:style-name="T30_3"><text:s/></text:span><text:span text:style-name="T30_4">choice</text:span><text:span text:style-name="T30_5"><text:s/>==<text:s/>2<text:s/></text:span><text:span text:style-name="T30_6">or</text:span><text:span text:style-name="T30_7"><text:s/></text:span><text:span text:style-name="T30_8">choice</text:span><text:span text:style-name="T30_9"><text:s/>==3:</text:span></text:p>
      <text:p text:style-name="P31"><text:span text:style-name="T31_1"><text:s text:c="8"/></text:span><text:span text:style-name="T31_2">images</text:span><text:span text:style-name="T31_3"><text:s/>=<text:s/>[</text:span><text:span text:style-name="T31_4">image</text:span><text:span text:style-name="T31_5">['</text:span><text:span text:style-name="T31_6">src</text:span><text:span text:style-name="T31_7">']<text:s/></text:span><text:span text:style-name="T31_8">for</text:span><text:span text:style-name="T31_9"><text:s/></text:span><text:span text:style-name="T31_10">image</text:span><text:span text:style-name="T31_11"><text:s/></text:span><text:span text:style-name="T31_12">in</text:span><text:span text:style-name="T31_13"><text:s/></text:span><text:span text:style-name="T31_14">soup</text:span><text:span text:style-name="T31_15">.</text:span><text:span text:style-name="T31_16">findAll</text:span><text:span text:style-name="T31_17">("</text:span><text:span text:style-name="T31_18">img</text:span><text:span text:style-name="T31_19">")]</text:span></text:p>
      <text:p text:style-name="P32"><text:span text:style-name="T32_1"><text:s text:c="8"/></text:span><text:span text:style-name="T32_2">print</text:span><text:span text:style-name="T32_3"><text:s/>'</text:span><text:span text:style-name="T32_4">Images</text:span><text:span text:style-name="T32_5">:'</text:span></text:p>
      <text:p text:style-name="P33"><text:span text:style-name="T33_1"><text:s text:c="8"/></text:span><text:span text:style-name="T33_2">print</text:span><text:span text:style-name="T33_3">_</text:span><text:span text:style-name="T33_4">list</text:span><text:span text:style-name="T33_5">(</text:span><text:span text:style-name="T33_6">images</text:span><text:span text:style-name="T33_7">)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fo:color="#4a86e8" style:font-name="Verdana" fo:font-size="16pt" style:font-name-asian="Verdana" style:font-size-asian="16pt" style:font-name-complex="Verdana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color="#1155cc" style:font-name="Verdana" fo:font-size="14pt" style:font-name-asian="Verdana" style:font-size-asian="14pt" style:font-name-complex="Verdana" style:font-size-complex="14pt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fo:color="#3c78d8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style:font-name="Verdana" fo:font-size="21pt" style:font-name-asian="Verdana" style:font-size-asian="21pt" style:font-name-complex="Verdana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